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poziom_20_małe_20_a"/>
    <style:style style:name="P2" style:family="paragraph" style:parent-style-name="Standard" style:list-style-name="poziom_20_2">
      <style:paragraph-properties fo:margin-top="0cm" fo:margin-bottom="0.101cm" loext:contextual-spacing="false"/>
    </style:style>
    <style:style style:name="P3" style:family="paragraph" style:parent-style-name="poziom_20_1" style:list-style-name="poziom_20_1"/>
    <style:style style:name="P4" style:family="paragraph" style:parent-style-name="poziom_20_ABC" style:list-style-name="poziom_20_ABC"/>
    <style:style style:name="P5" style:family="paragraph" style:parent-style-name="poziom_20_3" style:list-style-name="poziom_20_3"/>
    <style:style style:name="P6" style:family="paragraph" style:parent-style-name="poziom_20_2" style:list-style-name="poziom_20_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0.079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64cm" fo:text-indent="-0.85cm" fo:margin-left="3.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list xml:id="list303305707" text:style-name="poziom_20_1">
        <text:list-item>
          <text:p text:style-name="P3"><text:span text:style-name="T1">Literatura podmiotu:</text:span></text:p>
        </text:list-item>
      </text:list>
      <text:list xml:id="list4063114671" text:style-name="poziom_20_2">
        <text:list-item>
          <text:p text:style-name="P6">Kochanowski Jan, Odprawa <text:span text:style-name="pogrubiona"><text:span text:style-name="T2">posłów</text:span></text:span> greckich, Zakład Narodowy im. Ossolińskich, Wrocław 1985.</text:p>
        </text:list-item>
        <text:list-item>
          <text:p text:style-name="P2">Machiavelli Niccolo, Książę (fragmenty), [w:] Mrowcewicz Krzysztof, Przeszłość to dziś, Wydawnictwo STENTOR, Warszawa 2004, s. 54-56.</text:p>
        </text:list-item>
        <text:list-item>
          <text:p text:style-name="P2">Shakespeare William, Makbet, Wydawnictwo Łódzkie, Biblioteka Lektur Szkolnych, Łódź 1976.</text:p>
        </text:list-item>
        <text:list-item>
          <text:p text:style-name="P2">Sofokles, Antygona, Krajowa Agencja Wydawnicza Rzeszów, Rzeszów 1990.</text:p>
        </text:list-item>
      </text:list>
      <text:list xml:id="list103645256005702" text:continue-list="list303305707" text:style-name="poziom_20_1">
        <text:list-item>
          <text:p text:style-name="P3"><text:span text:style-name="pogrubiona">Literatura</text:span> <text:span text:style-name="pogrubiona">przedmiotu</text:span>:</text:p>
        </text:list-item>
      </text:list>
      <text:list xml:id="list2475943386" text:style-name="poziom_20_2">
        <text:list-item>
          <text:p text:style-name="P6">Komorowski Jarosław, Makbet Williama Shakespeare'a, WSiP, Biblioteka Analiz Literackich, Warszawa 1989, s. 52-57.</text:p>
        </text:list-item>
        <text:list-item>
          <text:p text:style-name="P6">Kotarski Edward, Odprawa posłów greckich Jana Kochanowskiego, Państwowe Zakłady Wydawnictw Szkolnych, Biblioteka Analiz Literackich, Warszawa 1969, s.40-48.</text:p>
        </text:list-item>
        <text:list-item>
          <text:p text:style-name="P6">Ryś Anna, Antygona Sofoklesa, Wydawnictwo Marek Rożak, Gdańsk 1994, s. 29- 42.</text:p>
        </text:list-item>
      </text:list>
      <text:list xml:id="list103645274023008" text:continue-list="list103645256005702" text:style-name="poziom_20_1">
        <text:list-item>
          <text:p text:style-name="P3"><text:span text:style-name="pogrubiona">Ramowy plan wypowiedzi:</text:span></text:p>
        </text:list-item>
      </text:list>
      <text:list xml:id="list3945274558" text:style-name="poziom_20_ABC">
        <text:list-item>
          <text:p text:style-name="P4">Wstęp</text:p>
        </text:list-item>
      </text:list>
      <text:list xml:id="list1267356783" text:style-name="poziom_20_3">
        <text:list-item>
          <text:p text:style-name="P5">Rozważania dotyczące* osób sprawujących władzę oraz* sposobów rządzenia.</text:p>
        </text:list-item>
        <text:list-item>
          <text:p text:style-name="P5">"Ksiażę" Niccolo Machiavellego jako punkt odniesienia do analizy postępowania przedstawionych bohaterów – władców.</text:p>
        </text:list-item>
      </text:list>
      <text:list xml:id="list103645809434432" text:continue-list="list3945274558" text:style-name="poziom_20_ABC">
        <text:list-item>
          <text:p text:style-name="P4">Kolejność prezentowanych argumentów (treści)</text:p>
        </text:list-item>
      </text:list>
      <text:list xml:id="list3233584028" text:style-name="poziom_20_3">
        <text:list-item>
          <text:p text:style-name="P5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5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5">Zróżnicowanie* oceny postępowania Kreona jako:</text:p>
        </text:list-item>
      </text:list>
      <text:list xml:id="list2088958624" text:style-name="poziom_20_małe_20_a">
        <text:list-item>
          <text:p text:style-name="P1">władcy – tyrana i despoty surowo egzekwującego wydane prawa i rozkazy,</text:p>
        </text:list-item>
        <text:list-item>
          <text:p text:style-name="P1">władcy konsekwentnego, bezkompromisowego, pozbawionego prywaty, kierującego się interesami i obowiązkami państwa.</text:p>
        </text:list-item>
      </text:list>
      <text:list xml:id="list103645623418860" text:continue-list="list3233584028" text:style-name="poziom_20_3">
        <text:list-item>
          <text:p text:style-name="P5">Sylwetka bezwzględnego Makbeta – władcy zbrodniarza zaślepionego namiętnością władzy, ale bezustannego borykającego się z wyrzutami sumienia:</text:p>
        </text:list-item>
      </text:list>
      <text:list xml:id="list54869548" text:style-name="poziom_20_małe_20_a">
        <text:list-item>
          <text:p text:style-name="P1">tragizm postaci Makbeta – władca ukazany jako marionetka ludzkich namiętności, motyw życia – teatru.</text:p>
        </text:list-item>
      </text:list>
      <text:list xml:id="list103645653579587" text:continue-list="list103645809434432" text:style-name="poziom_20_ABC">
        <text:list-item>
          <text:p text:style-name="P4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03645354739161" text:continue-list="list103645274023008" text:style-name="poziom_20_1">
        <text:list-item>
          <text:p text:style-name="P3"><text:span text:style-name="pogrubiona">Materiały pomocnicze</text:span></text:p>
        </text:list-item>
      </text:list>
      <text:list xml:id="list103644588626607" text:continue-list="list2475943386" text:style-name="poziom_20_2">
        <text:list-item text:start-value="1">
          <text:p text:style-name="P6">kartka z cytatami,</text:p>
        </text:list-item>
        <text:list-item>
          <text:p text:style-name="P6">prezentacja multimedialna.</text:p>
        </text:list-item>
      </text:list>
      <text:p text:style-name="Standard"><text:soft-page-break/></text:p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ez_20_tytułu1" style:display-name="Bez tytułu1" style:family="paragraph" style:parent-style-name="Standard"/>
    <style:style style:name="poziom_20_1" style:display-name="poziom 1" style:family="paragraph" style:parent-style-name="Standard">
      <style:paragraph-properties fo:margin-top="0.199cm" fo:margin-bottom="0.101cm" loext:contextual-spacing="false"/>
    </style:style>
    <style:style style:name="poziom_20_2" style:display-name="poziom 2" style:family="paragraph" style:parent-style-name="Standard">
      <style:paragraph-properties fo:margin-top="0cm" fo:margin-bottom="0.101cm" loext:contextual-spacing="false"/>
    </style:style>
    <style:style style:name="poziom_20_ABC" style:display-name="poziom ABC" style:family="paragraph" style:parent-style-name="Standard">
      <loext:graphic-properties draw:fill="none"/>
      <style:paragraph-properties fo:margin-left="1.199cm" fo:margin-right="0cm" fo:margin-top="0.101cm" fo:margin-bottom="0.049cm" loext:contextual-spacing="false" fo:text-indent="-0.64cm" style:auto-text-indent="false" fo:background-color="transparent">
        <style:tab-stops/>
      </style:paragraph-properties>
    </style:style>
    <style:style style:name="poziom_20_3" style:display-name="poziom 3" style:family="paragraph" style:parent-style-name="Standard">
      <style:paragraph-properties fo:margin-top="0cm" fo:margin-bottom="0.101cm" loext:contextual-spacing="fals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pogrubiona" style:family="text">
      <style:text-properties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oziom_20_1" style:display-name="poziom 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ziom_20_2" style:display-name="poziom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ziom_20_ABC" style:display-name="poziom ABC">
      <text:list-level-style-number text:level="1" style:num-prefix=" 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poziom_20_3" style:display-name="poziom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cm" fo:text-indent="-0.951cm" fo:margin-left="2.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ziom_20_małe_20_a" style:display-name="poziom małe a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64cm" fo:text-indent="-0.85cm" fo:margin-left="3.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0:05:56.237268935</meta:creation-date>
    <dc:date>2018-10-19T10:36:43.967877354</dc:date>
    <meta:editing-duration>PT9M16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31" meta:word-count="330" meta:character-count="2633" meta:non-whitespace-character-count="2350"/>
  </office:meta>
</office:document-meta>
</file>